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4.9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werampC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PowerampC300/PowerampC30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0/16/2020 9:29:01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uF, 100 V polyproplyene capacitor</text:p>
          </table:table-cell>
          <table:table-cell office:value-type="string" calcext:value-type="string">
            <text:p>Capacitors_THT:C_Rect_L16.5mm_W5.0mm_P15.00mm_M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 polypropylene or mica capacitor</text:p>
          </table:table-cell>
          <table:table-cell office:value-type="string" calcext:value-type="string">
            <text:p>Capacitors_THT:C_Axial_L3.8mm_D2.6mm_P7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0 pF mica capacitor</text:p>
          </table:table-cell>
          <table:table-cell office:value-type="string" calcext:value-type="string">
            <text:p>Capacitors_THT:C_Axial_L3.8mm_D2.6mm_P7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0 uF, 10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0 uF, 10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50 pF mica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7 uF, 25 V electrolytic capacitor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SHORT wire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752A, 33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MA straight PCB connector</text:p>
          </table:table-cell>
          <table:table-cell office:value-type="string" calcext:value-type="string">
            <text:p>Connectors:SMA_THT_Jack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 uH inductor, 15 turns around a 20 mm form</text:p>
          </table:table-cell>
          <table:table-cell office:value-type="string" calcext:value-type="string">
            <text:p>Inductors_THT:L_Radial_D16.8mm_P11.43mm_Vishay_IHB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JE15033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MJE15033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8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8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R 10 pin 3296W type trimmer potentiometer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6k8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k6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6k8 1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3R 1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9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R 10 pin 3296W type trimmer potentiometer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k3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3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k3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2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2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3R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3R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4R7 3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R7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 3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P0/C0G ceramic capacitors may be subsituted for mica if not available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1:41:09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2:46:00.712000000</dc:date>
    <meta:editing-duration>PT1H14M26S</meta:editing-duration>
    <meta:editing-cycles>3</meta:editing-cycles>
    <meta:generator>LibreOffice/6.4.2.2$Windows_X86_64 LibreOffice_project/4e471d8c02c9c90f512f7f9ead8875b57fcb1ec3</meta:generator>
    <meta:document-statistic meta:table-count="1" meta:cell-count="333" meta:object-count="0"/>
  </office:meta>
</office:document-meta>
</file>